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1EB000001EB59EC6AA6980B0A88.jpg" manifest:media-type="image/jpeg"/>
  <manifest:file-entry manifest:full-path="Pictures/10000000000001DF000001EBB88B3AB2506274E1.jpg" manifest:media-type="image/jpeg"/>
  <manifest:file-entry manifest:full-path="Pictures/1000000000000400000001BB3AFFD6B3F64CE372.jpg" manifest:media-type="image/jpeg"/>
  <manifest:file-entry manifest:full-path="Pictures/100000000000013E000000EC98F8F4CEA4E5372B.jpg" manifest:media-type="image/jpeg"/>
  <manifest:file-entry manifest:full-path="Pictures/1000351400008D2E00004F600433B3D38C11A429.svg" manifest:media-type="image/svg+xml"/>
  <manifest:file-entry manifest:full-path="Pictures/10000201000003AF00000212A1274520FA30D412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fo:min-height="1.8cm"/>
    </style:style>
    <style:style style:name="pr2" style:family="presentation" style:parent-style-name="LushGreen-subtitle">
      <style:graphic-properties draw:fill-color="#ffffff" fo:min-height="9.134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outline1">
      <style:graphic-properties fo:min-height="8.884cm"/>
    </style:style>
    <style:style style:name="pr5" style:family="presentation" style:parent-style-name="LushGreen-notes">
      <style:graphic-properties draw:fill-color="#ffffff" fo:min-height="14cm"/>
    </style:style>
    <style:style style:name="pr6" style:family="presentation" style:parent-style-name="LushGreen-title">
      <style:graphic-properties draw:auto-grow-height="true" fo:min-height="1.8cm"/>
    </style:style>
    <style:style style:name="pr7" style:family="presentation" style:parent-style-name="LushGreen-title">
      <style:graphic-properties fo:min-height="1.6cm"/>
    </style:style>
    <style:style style:name="P1" style:family="paragraph">
      <loext:graphic-properties draw:fill-color="#ffffff"/>
      <style:paragraph-properties fo:text-align="justify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00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Nieustraszeni – Battle Of Cards</text:p>
          </draw:text-box>
        </draw:frame>
        <draw:frame presentation:style-name="pr2" draw:text-style-name="P1" draw:layer="layout" svg:width="25.2cm" svg:height="9.134cm" svg:x="1.4cm" svg:y="3.8cm" presentation:class="subtitle" presentation:user-transformed="true">
          <draw:text-box>
            <text:p><text:span text:style-name="T1">Team members:</text:span></text:p>
            <text:p/>
            <text:p>Paweł</text:p>
            <text:p>Seweryn</text:p>
            <text:p>Bartosz</text:p>
            <text:p>Michał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UM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><text:s/></text:p>
              </text:list-header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Burndown chart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1.8cm" svg:x="1.4cm" svg:y="0.6cm" presentation:class="title">
          <draw:text-box>
            <text:p>Game rules</text:p>
          </draw:text-box>
        </draw:frame>
        <draw:frame draw:style-name="gr2" draw:text-style-name="P3" draw:layer="layout" svg:width="27.2cm" svg:height="12.334cm" svg:x="0.4cm" svg:y="3cm" presentation:class="graphic" presentation:user-transformed="true">
          <draw:image xlink:href="Pictures/1000000000000400000001BB3AFFD6B3F64CE37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7" draw:layer="layout" svg:width="25.2cm" svg:height="1.6cm" svg:x="1.4cm" svg:y="0.8cm" presentation:class="title" presentation:user-transformed="true">
          <draw:text-box>
            <text:p><text:s text:c="2"/>Thanks!</text:p>
          </draw:text-box>
        </draw:frame>
        <draw:frame draw:style-name="gr2" draw:text-style-name="P3" draw:layer="layout" svg:width="8.911cm" svg:height="9.134cm" svg:x="9cm" svg:y="4.4cm" presentation:class="graphic" presentation:user-transformed="true">
          <draw:image xlink:href="Pictures/10000000000001DF000001EBB88B3AB2506274E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Memes</text:p>
          </draw:text-box>
        </draw:frame>
        <draw:frame draw:style-name="gr2" draw:text-style-name="P3" draw:layer="layout" svg:width="9.134cm" svg:height="9.134cm" svg:x="4cm" svg:y="4.066cm" presentation:class="graphic" presentation:user-transformed="true">
          <draw:image xlink:href="Pictures/10000000000001EB000001EB59EC6AA6980B0A88.jpg" xlink:type="simple" xlink:show="embed" xlink:actuate="onLoad">
            <text:p/>
          </draw:image>
        </draw:frame>
        <draw:frame draw:style-name="gr2" draw:text-style-name="P3" draw:layer="layout" svg:width="8.413cm" svg:height="6.243cm" svg:x="16.4cm" svg:y="5.2cm">
          <draw:image xlink:href="Pictures/100000000000013E000000EC98F8F4CEA4E5372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5" draw:layer="backgroundobjects" svg:width="27.997cm" svg:height="15.759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A1274520FA30D412.png" xlink:type="simple" xlink:show="embed" xlink:actuate="onLoad"/>
      </draw:frame>
      <draw:frame presentation:style-name="LushGreen-title" draw:layer="backgroundobjects" svg:width="25.2cm" svg:height="1.8cm" svg:x="1.4cm" svg:y="0.6cm" presentation:class="title" presentation:placeholder="true">
        <draw:text-box/>
      </draw:frame>
      <draw:frame presentation:style-name="Lush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6T09:43:17.490455473</meta:creation-date>
    <meta:editing-duration>PT14M7S</meta:editing-duration>
    <meta:editing-cycles>4</meta:editing-cycles>
    <meta:generator>LibreOffice/5.4.6.2$Linux_X86_64 LibreOffice_project/40m0$Build-2</meta:generator>
    <dc:title>Lush Green</dc:title>
    <dc:date>2018-04-26T10:07:36.003693779</dc:date>
    <meta:document-statistic meta:object-count="4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